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Hello again. Discipline is hard to enforce, but it’s especially because it’s hard that it must be done. It’s the strength inherent to doing the hard things that we seek. You know what to do.</text:p>
      <text:p text:style-name="Normal">It’s difficult being disciplined, isn’t it? It’s so very difficult because there are a million different excuses not to be, each one better than the last.</text:p>
      <text:p text:style-name="Normal">It’s even more difficult to be disciplined while listening to your heart. That... Shouldn’t be the case. What we truly want... What we truly want... Discipline should be in there, it has to be. It is, isn’t it? That means I’m not listening. Because in our heart of hearts is our ideal... Let’s listen more carefully.</text:p>
      <text:p text:style-name="Normal"/>
      <text:p text:style-name="Normal">Somehow I want to talk to you. Feels like our conversation isn’t over yet. What is this feeling? Do you know it? Do you understand it? I...</text:p>
      <text:p text:style-name="Normal">Let’s try to unpack it. It’s not unease, it’s not inherently negative, there is no fright. It feels like it has the same hue as indifference, but that’s not it. There’s something else to it. Curiosity? Maybe...</text:p>
      <text:p text:style-name="Normal">Deep in it, there’s a wish for something. For something more, for something meaningful, for something true and palpable. Do I perhaps seek results? But I have none to present. Is it a canvas waiting to be painted, or merely a feeling that is shy and would give way to any other that comes after it? It yearns for meaning. I yearn for meaning. It’s not pain, but the seeds are there. It’s not frustration, but my heart is preparing to lash out. This feeling doesn’t exist in dictionaries, but I can describe it to you as a question: what do I want? What do I want to do with this life? What do I intend to accomplish?</text:p>
      <text:p text:style-name="Normal">Let’s go down this line of thought: this feeling should already have an answer; I seek freedom, I seek happiness, I want to become my ideal, I want to do with this life everything good that can be done with it. So why is it here? Why does it ask itself? It’s not satisfied with the answer. Not the theoretical answer, given by me in words, it’s not satisfied by the practical answer, by the actions I take to attain my dreams.</text:p>
      <text:p text:style-name="Normal">I must struggle. I must fight through the frustrations and the circumstances, through the unwillingness and the excuses. It wants the struggle, it wants the fight. And I know what “it” is. You’re me, aren’t you? These are my deepest wishes, aren’t they? It wasn’t accidental, you did this, you existed, you wanted me to listen to you, that’s why you asked yourself. I’d like a recompense, some form of reward for having figured you out. Some words of approval, some validation.</text:p>
      <text:p text:style-name="Normal">But you are me. You won’t give me those things. The only prize we must ask for, the only prize we will ever gain is what we’ll accomplish. I know full well you cannot reward me even if you wanted, for our heart simply does not want that. Our heart of hearts does not seek cheap words thrown at the wind. You want only the real deal, you want only the happiness that is born from our own hard work. So let’s struggle. Let’s struggle through everything between us and our dreams. Let’s fight, every single moment of our lives, until we are no more. My name is Harmony; it’s a name I’ve chosen for myself, and it’s a name I <text:s text:c="1"/>want to one day bear proudly. It’s a beautiful name, and one day, I’ll become as beautiful as it. One day, I’ll become worthy of it. Until then, day by day, second by second, choice by choice, I will fight my way towards my dreams. My name is Harmony, and you will know i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